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ea1d9" style:font-weight-asian="bold" style:font-weight-complex="bold"/>
    </style:style>
    <style:style style:name="P2" style:family="paragraph" style:parent-style-name="Standard">
      <style:text-properties fo:font-weight="bold" officeooo:paragraph-rsid="001eab02" style:font-weight-asian="bold" style:font-weight-complex="bold"/>
    </style:style>
    <style:style style:name="P3" style:family="paragraph" style:parent-style-name="Standard">
      <style:text-properties officeooo:paragraph-rsid="001ea1d9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ea1d9" officeooo:paragraph-rsid="001ea1d9" style:font-weight-asian="bold" style:font-weight-complex="bold"/>
    </style:style>
    <style:style style:name="P5" style:family="paragraph" style:parent-style-name="Standard">
      <style:text-properties officeooo:paragraph-rsid="001eab02"/>
    </style:style>
    <style:style style:name="P6" style:family="paragraph" style:parent-style-name="Preformatted_20_Text">
      <style:paragraph-properties fo:text-align="start" style:justify-single-word="false"/>
      <style:text-properties officeooo:rsid="0018eb25" officeooo:paragraph-rsid="0022392d"/>
    </style:style>
    <style:style style:name="P7" style:family="paragraph" style:parent-style-name="Standard">
      <style:text-properties officeooo:paragraph-rsid="001ea1d9"/>
    </style:style>
    <style:style style:name="P8" style:family="paragraph" style:parent-style-name="Standard">
      <style:text-properties fo:font-weight="bold" officeooo:paragraph-rsid="001ea1d9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953c5" officeooo:paragraph-rsid="00216a41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611b56" officeooo:paragraph-rsid="00216a41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paragraph-rsid="00216a41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953c5" officeooo:paragraph-rsid="00216a41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rsid="0017819b" officeooo:paragraph-rsid="00216a41"/>
    </style:style>
    <style:style style:name="P14" style:family="paragraph" style:parent-style-name="Standard">
      <style:paragraph-properties fo:text-align="start" style:justify-single-word="false"/>
      <style:text-properties officeooo:rsid="00180f16" officeooo:paragraph-rsid="00216a41"/>
    </style:style>
    <style:style style:name="P15" style:family="paragraph" style:parent-style-name="Standard">
      <style:paragraph-properties fo:text-align="start" style:justify-single-word="false"/>
      <style:text-properties officeooo:rsid="001b07b6" officeooo:paragraph-rsid="00216a41"/>
    </style:style>
    <style:style style:name="P16" style:family="paragraph" style:parent-style-name="Standard">
      <style:text-properties officeooo:paragraph-rsid="0022392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e1f5"/>
    </style:style>
    <style:style style:name="T3" style:family="text">
      <style:text-properties officeooo:rsid="002aca4d"/>
    </style:style>
    <style:style style:name="T4" style:family="text">
      <style:text-properties officeooo:rsid="0010d451"/>
    </style:style>
    <style:style style:name="T5" style:family="text">
      <style:text-properties officeooo:rsid="00134c06"/>
    </style:style>
    <style:style style:name="T6" style:family="text">
      <style:text-properties officeooo:rsid="000c631d"/>
    </style:style>
    <style:style style:name="T7" style:family="text">
      <style:text-properties officeooo:rsid="00216a41"/>
    </style:style>
    <style:style style:name="T8" style:family="text">
      <style:text-properties officeooo:rsid="002a086b"/>
    </style:style>
    <style:style style:name="T9" style:family="text">
      <style:text-properties officeooo:rsid="002239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alação do Postgresql via fontes no Ubuntu</text:p>
      <text:p text:style-name="P1"/>
      <text:p text:style-name="P9">Desinstalar PostgreSQL <text:span text:style-name="T2">instalado com pacotes</text:span></text:p>
      <text:p text:style-name="P12">Para o caso de alguém já ter instalado pelos pacotes, <text:span text:style-name="T3">recomenda-se desinstalar</text:span></text:p>
      <text:p text:style-name="P12"/>
      <text:p text:style-name="P12">sudo service postgresql stop</text:p>
      <text:p text:style-name="P12">sudo dpkg --purge postgresql</text:p>
      <text:p text:style-name="P12">sudo apt-get remove --<text:span text:style-name="T4">purge </text:span>postgresql*</text:p>
      <text:p text:style-name="P10"/>
      <text:p text:style-name="P16"><text:span text:style-name="T1">Pré-requisitos para a instalação com os fontes no Ubuntu:</text:span><text:line-break/></text:p>
      <text:p text:style-name="P16"><text:span text:style-name="T8">Vide:</text:span></text:p>
      <text:p text:style-name="P6"><text:a xlink:type="simple" xlink:href="https://pt.wikibooks.org/wiki/PostgreSQL_Prático/Instalação/No_Linux" text:style-name="Internet_20_link" text:visited-style-name="Visited_20_Internet_20_Link">https://pt.wikibooks.org/wiki/PostgreSQL_Pr%C3%A1tico/Instala%C3%A7%C3%A3o/No_Linux</text:a></text:p>
      <text:p text:style-name="P6"/>
      <text:p text:style-name="P5">sudo apt-get install build-essential<text:line-break/>sudo apt-get install libreadline<text:span text:style-name="T9">6</text:span>-dev<text:line-break/>sudo apt-get install zlib1g-dev<text:line-break/>sudo apt-get install gettext</text:p>
      <text:p text:style-name="P2"/>
      <text:p text:style-name="P1">Download dos fontes do PostgreSQL </text:p>
      <text:p text:style-name="P3"><text:a xlink:type="simple" xlink:href="http://www.postgresql.org/ftp/source/" text:style-name="Internet_20_link" text:visited-style-name="Visited_20_Internet_20_Link"/></text:p>
      <text:p text:style-name="P3"><text:a xlink:type="simple" xlink:href="http://www.postgresql.org/ftp/source/" text:style-name="Internet_20_link" text:visited-style-name="Visited_20_Internet_20_Link">http://www.postgresql.org/ftp/source/</text:a> </text:p>
      <text:p text:style-name="P3">Faça o download da versão mais recente no formato tar.gz (fique à vontade para outro formato).</text:p>
      <text:p text:style-name="P3"/>
      <text:p text:style-name="P1"/>
      <text:p text:style-name="P1">Descompactando</text:p>
      <text:p text:style-name="P3"/>
      <text:p text:style-name="P15"><text:span text:style-name="T1">Descompactar</text:span></text:p>
      <text:p text:style-name="P14">tar zxpvf postgresql-9.6.<text:span text:style-name="T6">3</text:span>.tar.gz -C /usr/local/src</text:p>
      <text:p text:style-name="P11"/>
      <text:p text:style-name="P1">Acessando os fontes</text:p>
      <text:p text:style-name="P3">cd /usr/local/src/postgresql-<text:span text:style-name="T7">9</text:span>.<text:span text:style-name="T7">6</text:span>.<text:span text:style-name="T7">3</text:span></text:p>
      <text:p text:style-name="P3"/>
      <text:p text:style-name="P3">Caso execute o comando 'ls' verá os arquivos fontes prontos para serem convertidos em binários. </text:p>
      <text:p text:style-name="P3"/>
      <text:p text:style-name="P3"/>
      <text:p text:style-name="P1">Verificando se existem as bibliotecas necessárias e configurando para a conpilação:</text:p>
      <text:p text:style-name="P3"/>
      <text:p text:style-name="P3">sudo ./configure</text:p>
      <text:p text:style-name="P3"/>
      <text:p text:style-name="P3"/>
      <text:p text:style-name="P1">Compilando (este demora um pouco)</text:p>
      <text:p text:style-name="P3"><text:line-break/>sudo make</text:p>
      <text:p text:style-name="P3"/>
      <text:p text:style-name="P3"/>
      <text:p text:style-name="P1">Instalando o PostgreSQL</text:p>
      <text:p text:style-name="P3"><text:line-break/>sudo make install</text:p>
      <text:p text:style-name="P3"/>
      <text:p text:style-name="P3"/>
      <text:p text:style-name="P1"><text:soft-page-break/>Criando o grupo (caso ainda não exista)</text:p>
      <text:p text:style-name="P3"><text:line-break/>sudo groupadd postgres</text:p>
      <text:p text:style-name="P3"/>
      <text:p text:style-name="P3"/>
      <text:p text:style-name="P1"/>
      <text:p text:style-name="P1">Criando o usuário, adicionando ao grupo criado e setando sua home</text:p>
      <text:p text:style-name="P3"><text:line-break/>sudo useradd -g postgres -d /usr/local/pgsql postgres</text:p>
      <text:p text:style-name="P3"/>
      <text:p text:style-name="P3"><text:span text:style-name="T1">Criando o diretório do cluster padrão</text:span></text:p>
      <text:p text:style-name="P3"><text:line-break/>sudo mkdir /usr/local/pgsql/data<text:line-break/></text:p>
      <text:p text:style-name="P3"/>
      <text:p text:style-name="P1">Tornando o usuário postgres o dono do cluster</text:p>
      <text:p text:style-name="P3"/>
      <text:p text:style-name="P3">sudo chown postgres:postgres /usr/local/pgsql/data<text:line-break/></text:p>
      <text:p text:style-name="P3"/>
      <text:p text:style-name="P1">Atribindo uma senha ao usuário (super-usuário) postgres</text:p>
      <text:p text:style-name="P3"/>
      <text:p text:style-name="P3">sudo passwd postgres<text:line-break/></text:p>
      <text:p text:style-name="P3"/>
      <text:p text:style-name="P1">Alternando do usuário atual para o usuário postgres</text:p>
      <text:p text:style-name="P3"/>
      <text:p text:style-name="P3">su – postgres</text:p>
      <text:p text:style-name="P3"/>
      <text:p text:style-name="P3"/>
      <text:p text:style-name="P1">Criando o cluster, os scripts de configuração, os logs, etc</text:p>
      <text:p text:style-name="P3"><text:line-break/>bin/initdb -D /usr/local/pgsql/data</text:p>
      <text:p text:style-name="P3"/>
      <text:p text:style-name="P3"/>
      <text:p text:style-name="P1">Iniciando manualmente o servidor</text:p>
      <text:p text:style-name="P3"><text:line-break/>bin/pg_ctl -D /usr/local/pgsql/data start<text:line-break/></text:p>
      <text:p text:style-name="P3"/>
      <text:p text:style-name="P1">Criando um banco de testes</text:p>
      <text:p text:style-name="P3"/>
      <text:p text:style-name="P3">bin/createdb teste</text:p>
      <text:p text:style-name="P3"/>
      <text:p text:style-name="P3"/>
      <text:p text:style-name="P1">Acessando a console interativa do PostgreSQL (psql)</text:p>
      <text:p text:style-name="P3"><text:line-break/>bin/psql teste<text:line-break/></text:p>
      <text:p text:style-name="P3"/>
      <text:p text:style-name="P3">Obs.: Isso criará um cluster com os locales e codificação padrão do SO e da nossa versão atual do PostgreSQL.</text:p>
      <text:p text:style-name="P3"><text:soft-page-break/></text:p>
      <text:p text:style-name="P3">No nosso caso, PostgreSQL 8.3.1 e Ubuntu 7.1 em português do Brasil teremos algo assim:</text:p>
      <text:p text:style-name="P3"/>
      <text:p text:style-name="P3">pt_BR.UTF-8, ou seja, locales pt_BR (português do Brasil) e codificação de caracteres UTF-8.</text:p>
      <text:p text:style-name="P3"/>
      <text:p text:style-name="P3">Confira executando o meta-comando, que Lista os bancos:</text:p>
      <text:p text:style-name="P3"/>
      <text:p text:style-name="P3">\l</text:p>
      <text:p text:style-name="P3"/>
      <text:p text:style-name="P3">Serão listados: template0, tempalte1, postgres e teste. Todos com codificação UTF-8.</text:p>
      <text:p text:style-name="P3"/>
      <text:p text:style-name="P3">A codificação UTF-8 é uma codificação que atende as exigênciasde uma empresa ou instituição globalizada ou que tem possibilidades de crescer e manter alguma informação diferente das suportadas pelo nosso latin1 (que neste aspecto está obsoleto).</text:p>
      <text:p text:style-name="P3"/>
      <text:p text:style-name="P3">Além de trazer seus bancos, por default em UTF-0, esta versão do PostgreSQL não mais dá suporte à criação de bancos com a codificação LATIN1, que é o ISO-8859-1.</text:p>
      <text:p text:style-name="P3"/>
      <text:p text:style-name="P3">Mas se mesmo assim desejar criar bancos com codificação LATIN1. Nesta etapa da instalação do PostgreSQL podemos criar um segundo ou vários clusters com suporte a LATIN1.</text:p>
      <text:p text:style-name="P3"><text:line-break/></text:p>
      <text:p text:style-name="P1">Copiando o Script de Inicialização (torna mais prático iniciar e parar o servidor)</text:p>
      <text:p text:style-name="P3"/>
      <text:p text:style-name="P3">sudo cp /usr/local/src/postgresql-8.3.0/contrib/start-script/linux /etc/init.d/postgresql-8.3.0</text:p>
      <text:p text:style-name="P3"/>
      <text:p text:style-name="P3"/>
      <text:p text:style-name="P1">Tornar executável</text:p>
      <text:p text:style-name="P3"/>
      <text:p text:style-name="P3">sudo chmod u+x /etc/init.d/postgresql-8.3.0</text:p>
      <text:p text:style-name="P3"/>
      <text:p text:style-name="P3">postmaster ou pg_ctl – iniciam o processo do servidor responsável por escutar por pedidos de conex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12:12:44.670187541</meta:creation-date>
    <dc:date>2017-06-15T17:22:31.771754213</dc:date>
    <meta:editing-duration>PT3M39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3" meta:paragraph-count="60" meta:word-count="445" meta:character-count="3230" meta:non-whitespace-character-count="2826"/>
  </office:meta>
</office:document-meta>
</file>